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keep-together="true" fo:keep-together="auto"/>
    </style:style>
    <style:style style:name="Tabla2.4" style:family="table-row">
      <style:table-row-properties style:min-row-height="0.334in" style:keep-together="true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style-complex="italic" style:font-weight-complex="bold"/>
    </style:style>
    <style:style style:name="P8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.4925in" fo:margin-right="0in" fo:margin-top="0in" fo:margin-bottom="0in" fo:line-height="100%" fo:text-align="start" style:justify-single-word="false" fo:text-indent="0in" style:auto-text-indent="false" style:snap-to-layout-grid="false"/>
    </style:style>
    <style:style style:name="P13" style:family="paragraph" style:parent-style-name="UC_5f_Alternativa_20_2">
      <style:paragraph-properties fo:margin-left="0.4917in" fo:margin-right="0in" fo:text-indent="-0.25in" style:auto-text-indent="false">
        <style:tab-stops>
          <style:tab-stop style:position="0.3752in"/>
        </style:tab-stops>
      </style:paragraph-properties>
      <style:text-properties fo:color="#000000" style:font-name="Times New Roman" fo:language="es" fo:country="ES" fo:background-color="transparent" style:language-complex="ar" style:country-complex="SA"/>
    </style:style>
    <style:style style:name="P14" style:family="paragraph" style:parent-style-name="Standard" style:list-style-name="L1">
      <style:paragraph-properties style:snap-to-layout-grid="false"/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style:snap-to-layout-grid="false"/>
    </style:style>
    <style:style style:name="P16" style:family="paragraph" style:parent-style-name="Standard" style:list-style-name="L3"/>
    <style:style style:name="P17" style:family="paragraph" style:parent-style-name="Standard" style:list-style-name="L3">
      <style:paragraph-properties style:snap-to-layout-grid="false"/>
      <style:text-properties fo:color="#000000" fo:language="es" fo:country="ES" style:language-complex="ar" style:country-complex="SA"/>
    </style:style>
    <style:style style:name="P18" style:family="paragraph" style:parent-style-name="Standard" style:list-style-name="L5">
      <style:paragraph-properties style:snap-to-layout-grid="false"/>
      <style:text-properties fo:color="#000000" fo:language="es" fo:country="ES" style:language-complex="ar" style:country-complex="SA"/>
    </style:style>
    <style:style style:name="P19" style:family="paragraph" style:parent-style-name="Standard" style:list-style-name="L4"/>
    <style:style style:name="P20" style:family="paragraph" style:parent-style-name="Standard" style:list-style-name="L5"/>
    <style:style style:name="P21" style:family="paragraph" style:parent-style-name="Standard" style:list-style-name="L5">
      <style:paragraph-properties style:snap-to-layout-grid="false"/>
      <style:text-properties fo:language="es" fo:country="ES" fo:font-weight="normal" style:font-weight-asian="normal" style:language-complex="ar" style:country-complex="SA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color="#2323dc"/>
    </style:style>
    <style:style style:name="T13" style:family="text">
      <style:text-properties fo:color="#2323dc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</text:span><text:span text:style-name="T8">so: </text:span><text:span text:style-name="UC_5f_NormalAzul_20_Car"><text:span text:style-name="T7">Crear tipo de ítem</text:span></text:span></text:p>
          </table:table-cell>
          <table:table-cell table:style-name="Tabla1.B1" office:value-type="string">
            <text:p text:style-name="P3"><text:span text:style-name="T1">Nro. de Caso de Uso:</text:span> </text:p>
            <text:p text:style-name="P8">SGC-DES-01-01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<text:span text:style-name="T4"> </text:span><text:span text:style-name="UC_5f_NormalAzul_20_Car"><text:span text:style-name="T5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</text:span><text:span text:style-name="T8">jetivo:</text:span><text:span text:style-name="UC_5f_NormalAzul_20_Car"><text:span text:style-name="T7"> Crear un nuevo tipo de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Pre-condiciones: </text:p>
            <text:list xml:id="list28315547" text:style-name="L1">
              <text:list-item>
                <text:p text:style-name="P14">El usuario debe haber iniciado sesión.</text:p>
              </text:list-item>
            </text:list>
            <text:list xml:id="list28308335" text:style-name="L2">
              <text:list-item>
                <text:p text:style-name="P15"><text:span text:style-name="UC_5f_NormalAzul_20_Car"><text:span text:style-name="T7">Un proyecto debe haber sido seleccionado</text:span></text:span><text:span text:style-name="UC_5f_NormalAzul_20_Car"><text:span text:style-name="T5">.</text:span></text:span></text:p>
              </text:list-item>
              <text:list-item>
                <text:p text:style-name="P15"><text:span text:style-name="UC_5f_NormalAzul_20_Car"><text:span text:style-name="T5">El usuario debe ser el creador del proyecto seleccionad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5">Post- Condiciones: <text:span text:style-name="T10">Se ha creado un tipo de ítem.</text:span>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6">CURSO NORMAL (Camino Exitoso)</text:span><text:span text:style-name="T3"> </text:span>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10"/>
          </table:table-cell>
          <table:table-cell table:style-name="Tabla2.A1" office:value-type="string">
            <text:list xml:id="list28330558" text:style-name="L3">
              <text:list-item>
                <text:p text:style-name="P17">Despliega una interfaz en forma de formulario con campos a ser completados para la creación de un tipo de ítem.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28400607" text:continue-numbering="true" text:style-name="L3">
              <text:list-item>
                <text:p text:style-name="P16">Completa los siguiente campos (los campos con * son obligatorios):</text:p>
              </text:list-item>
            </text:list>
            <text:list xml:id="list28305828" text:style-name="L4">
              <text:list-item>
                <text:p text:style-name="P19">Nombre*</text:p>
              </text:list-item>
              <text:list-item>
                <text:p text:style-name="P19">TipoAtributo*</text:p>
              </text:list-item>
              <text:list-item>
                <text:p text:style-name="P19">Descripción*</text:p>
              </text:list-item>
            </text:list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5" office:value-type="string">
            <text:list xml:id="list28303350" text:style-name="L5">
              <text:list-item>
                <text:p text:style-name="P20">Oprime el botón “Crear tipo de ítem”</text:p>
              </text:list-item>
            </text:list>
          </table:table-cell>
          <table:table-cell table:style-name="Tabla2.B5" office:value-type="string">
            <text:p text:style-name="P11"/>
          </table:table-cell>
        </table:table-row>
        <table:table-row table:style-name="Tabla2.4">
          <table:table-cell table:style-name="Tabla2.A5" office:value-type="string">
            <text:p text:style-name="P9"/>
          </table:table-cell>
          <table:table-cell table:style-name="Tabla2.B5" office:value-type="string">
            <text:list xml:id="list28377119" text:continue-numbering="true" text:style-name="L5">
              <text:list-item>
                <text:p text:style-name="P21">Despliega un mensaje de creación exitosa del tipo de ítem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9"/>
          </table:table-cell>
          <table:table-cell table:style-name="Tabla2.B5" office:value-type="string">
            <text:list xml:id="list28396367" text:continue-numbering="true" text:style-name="L5">
              <text:list-item>
                <text:p text:style-name="P18">Se redirige al Caso de Uso <text:span text:style-name="T2">Tipo de ítem </text:span><text:span text:style-name="T10">(ir al Caso de Uso </text:span><text:span text:style-name="T11">SGC-DES-01</text:span><text:span text:style-name="T10">)</text:span></text:p>
              </text:list-item>
            </text:list>
          </table:table-cell>
        </table:table-row>
      </table:table>
      <text:p text:style-name="P22"/>
      <text:p text:style-name="P2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28307924" text:style-name="WW8Num8">
              <text:list-item>
                <text:p text:style-name="P13"><text:s/>Cancelar</text:p>
              </text:list-item>
            </text:list>
            <text:p text:style-name="P12"><text:span text:style-name="Default_20_Paragraph_20_Font"><text:span text:style-name="T9">Si en los pasos 2 o 3 el usuario oprime <text:s/>el botón “Cancelar”, no se realizará ninguna acción y se volverá a la interfaz anterior.</text:span></text:span>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7">4.1-El sistema despliega un mensaje de error: “No ha completado los datos obligatorios.”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text:s/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3">SGC-DES-01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-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3">RF-62</text:span>, <text:span text:style-name="T13">RF-63</text:span>, <text:span text:style-name="T13">RF-63.1</text:span>, <text:span text:style-name="T13">RF-63.2</text:span>, <text:s/><text:span text:style-name="T13">RF-63.3</text:span>, <text:s/><text:span text:style-name="T13">RF-63.4</text:span>, <text:s/><text:span text:style-name="T13">RF-63.5</text:span>, <text:span text:style-name="T13">RF-64</text:span>, <text:s/><text:span text:style-name="T13">RF-65</text:span>, <text:s/><text:span text:style-name="T13">RF-65.1</text:span>, <text:span text:style-name="T13">RF-65.1.1</text:span>, <text:span text:style-name="T13">RF-65.1.2</text:span>, <text:span text:style-name="T13">RF-65.1.3</text:span>, <text:span text:style-name="T13">RF-65.1.4</text:span>, <text:span text:style-name="T13">RF-66</text:span>, <text:span text:style-name="T13">RF-67</text:span>, <text:span text:style-name="T13">RF-68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0</meta:editing-cycles>
    <meta:editing-duration>PT6H55M16S</meta:editing-duration>
    <dc:date>2014-03-17T08:23:15.57</dc:date>
    <meta:generator>LibreOffice/3.5$Windows_x86 LibreOffice_project/7e68ba2-a744ebf-1f241b7-c506db1-7d53735</meta:generator>
    <meta:document-statistic meta:table-count="5" meta:image-count="0" meta:object-count="0" meta:page-count="2" meta:paragraph-count="32" meta:word-count="227" meta:character-count="1038" meta:non-whitespace-character-count="1191"/>
  </office:meta>
</office:document-meta>
</file>